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3" style:family="graphic" style:parent-style-name="standard">
      <style:graphic-properties draw:stroke="none" draw:fill="none" fo:min-height="1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1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1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286cm" fo:wrap-option="no-wrap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5" style:family="graphic" style:parent-style-name="standard">
      <style:graphic-properties draw:stroke="none" draw:fill="none" fo:min-height="1.2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1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1.286cm" fo:wrap-option="no-wrap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1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4.117cm" fo:min-width="9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24" style:family="graphic" style:parent-style-name="standard">
      <style:graphic-properties draw:stroke="none" draw:fill="none" fo:min-height="1.168cm"/>
    </style:style>
    <style:style style:name="gr25" style:family="graphic" style:parent-style-name="standard">
      <style:graphic-properties draw:stroke="none" draw:fill="none" fo:min-height="1.1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969cm" fo:min-width="2.691cm"/>
    </style:style>
    <style:style style:name="gr2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811cm" fo:min-width="11.526cm" fo:wrap-option="no-wrap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4.118cm" fo:min-width="9.099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8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6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7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9" style:family="graphic" style:parent-style-name="standard">
      <style:graphic-properties draw:stroke="none" svg:stroke-color="#000000" draw:fill="none" draw:fill-color="#ffffff" fo:min-height="1.073cm"/>
    </style:style>
    <style:style style:name="gr50" style:family="graphic" style:parent-style-name="standard">
      <style:graphic-properties draw:stroke="none" svg:stroke-color="#000000" draw:fill="none" draw:fill-color="#ffffff" fo:min-height="1.544cm"/>
    </style:style>
    <style:style style:name="gr51" style:family="graphic" style:parent-style-name="standard">
      <style:graphic-properties draw:stroke="none" svg:stroke-color="#000000" draw:fill="none" draw:fill-color="#ffffff" fo:min-height="1.925cm"/>
    </style:style>
    <style:style style:name="gr52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9" style:family="graphic" style:parent-style-name="standard">
      <style:graphic-properties draw:stroke="none" svg:stroke-color="#000000" draw:fill="none" draw:fill-color="#ffffff" fo:min-height="0.839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61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62" style:family="graphic" style:parent-style-name="standard">
      <style:graphic-properties draw:fill="none" draw:fill-color="#729fcf" draw:textarea-vertical-align="middle" draw:auto-grow-height="false" fo:min-height="3.204cm" fo:min-width="4.253cm"/>
    </style:style>
    <style:style style:name="gr63" style:family="graphic" style:parent-style-name="standard">
      <style:graphic-properties draw:stroke="none" svg:stroke-color="#000000" draw:fill="none" draw:fill-color="#ffffff" fo:min-height="0.888cm"/>
    </style:style>
    <style:style style:name="gr64" style:family="graphic" style:parent-style-name="standard">
      <style:graphic-properties draw:stroke="none" svg:stroke-color="#000000" draw:fill="none" draw:fill-color="#ffffff" fo:min-height="0.777cm"/>
    </style:style>
    <style:style style:name="gr65" style:family="graphic" style:parent-style-name="standard">
      <style:graphic-properties draw:stroke="none" draw:fill="none" fo:min-height="1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7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3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7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80" style:family="graphic" style:parent-style-name="standard">
      <style:graphic-properties draw:fill="none" draw:fill-color="#729fcf" draw:textarea-vertical-align="middle" draw:auto-grow-height="false" fo:min-height="3.56cm" fo:min-width="3.999cm"/>
    </style:style>
    <style:style style:name="gr81" style:family="graphic" style:parent-style-name="standard">
      <style:graphic-properties draw:stroke="none" svg:stroke-color="#000000" draw:fill="none" draw:fill-color="#ffffff" fo:min-height="0.97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8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8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8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9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5cm"/>
    </style:style>
    <style:style style:name="gr9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9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9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6" style:family="graphic" style:parent-style-name="standard">
      <style:graphic-properties draw:fill="none" draw:fill-color="#729fcf" draw:textarea-vertical-align="middle" draw:auto-grow-height="false" fo:min-height="3.344cm" fo:min-width="3.54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1.085cm"/>
    </style:style>
    <style:style style:name="gr9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0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0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1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112" style:family="graphic" style:parent-style-name="standard">
      <style:graphic-properties draw:fill="none" draw:fill-color="#007826" draw:textarea-horizontal-align="justify" draw:textarea-vertical-align="middle" draw:auto-grow-height="false" fo:min-height="0.499cm" fo:min-width="0.006cm"/>
    </style:style>
    <style:style style:name="gr11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1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1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2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2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5" style:family="graphic" style:parent-style-name="standard">
      <style:graphic-properties draw:fill="none" draw:fill-color="#729fcf" draw:textarea-vertical-align="middle" draw:auto-grow-height="false" fo:min-height="3.077cm" fo:min-width="3.549cm"/>
    </style:style>
    <style:style style:name="gr126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6cm"/>
    </style:style>
    <style:style style:name="gr1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374cm"/>
    </style:style>
    <style:style style:name="gr12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2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3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0" style:family="graphic" style:parent-style-name="standard">
      <style:graphic-properties draw:stroke="none" draw:fill="none" fo:min-height="1.326cm"/>
    </style:style>
    <style:style style:name="gr1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4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5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3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154" style:family="graphic" style:parent-style-name="standard">
      <style:graphic-properties draw:stroke="none" svg:stroke-color="#000000" draw:fill="none" draw:fill-color="#ffffff" fo:min-height="0.992cm"/>
    </style:style>
    <style:style style:name="gr155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.567cm"/>
    </style:style>
    <style:style style:name="gr15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627cm"/>
    </style:style>
    <style:style style:name="gr15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5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5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6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6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6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6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6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6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9" style:family="graphic" style:parent-style-name="standard">
      <style:graphic-properties draw:stroke="none" draw:fill="none" fo:min-height="1.089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/>
      <style:text-properties fo:color="#3333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729fcf"/>
      <style:paragraph-properties fo:text-align="start"/>
      <style:text-properties style:font-name="FreeSans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3" style:family="paragraph">
      <loext:graphic-properties draw:fill="solid" draw:fill-color="#00cc00"/>
      <style:paragraph-properties fo:text-align="center"/>
    </style:style>
    <style:style style:name="P14" style:family="paragraph">
      <loext:graphic-properties draw:fill="none" draw:fill-color="#ffffff"/>
      <style:text-properties fo:color="#00cc00" fo:font-weight="bold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729fcf"/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text-properties fo:color="#000000" fo:font-size="18pt"/>
    </style:style>
    <style:style style:name="P18" style:family="paragraph">
      <loext:graphic-properties draw:fill="none"/>
      <style:text-properties fo:color="#3333ff" fo:font-size="18pt"/>
    </style:style>
    <style:style style:name="P19" style:family="paragraph">
      <loext:graphic-properties draw:fill="none" draw:fill-color="#ffffff"/>
      <style:text-properties fo:color="#009933" fo:font-size="18pt"/>
    </style:style>
    <style:style style:name="P20" style:family="paragraph">
      <loext:graphic-properties draw:fill="none" draw:fill-color="#729fcf"/>
      <style:paragraph-properties fo:text-align="start"/>
      <style:text-properties style:font-name="FreeSans" fo:font-size="18pt"/>
    </style:style>
    <style:style style:name="P21" style:family="paragraph">
      <loext:graphic-properties draw:fill="solid" draw:fill-color="#c5000b"/>
      <style:paragraph-properties fo:text-align="center"/>
    </style:style>
    <style:style style:name="P22" style:family="paragraph">
      <loext:graphic-properties draw:fill="none" draw:fill-color="#ffffff"/>
      <style:text-properties fo:color="#800000" fo:font-weight="bold"/>
    </style:style>
    <style:style style:name="P23" style:family="paragraph">
      <loext:graphic-properties draw:fill="none" draw:fill-color="#ffffff"/>
      <style:text-properties fo:color="#000000"/>
    </style:style>
    <style:style style:name="P24" style:family="paragraph">
      <loext:graphic-properties draw:fill="solid" draw:fill-color="#007826"/>
      <style:paragraph-properties fo:text-align="center"/>
      <style:text-properties fo:color="#000000"/>
    </style:style>
    <style:style style:name="P25" style:family="paragraph">
      <loext:graphic-properties draw:fill="none" draw:fill-color="#729fcf"/>
      <style:paragraph-properties fo:text-align="center"/>
      <style:text-properties fo:font-size="18pt"/>
    </style:style>
    <style:style style:name="P26" style:family="paragraph">
      <loext:graphic-properties draw:fill="solid" draw:fill-color="#729fcf"/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007826"/>
      <style:paragraph-properties fo:text-align="center"/>
      <style:text-properties fo:font-size="18pt"/>
    </style:style>
    <style:style style:name="P29" style:family="paragraph">
      <loext:graphic-properties draw:fill="solid" draw:fill-color="#007826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text-properties fo:color="#800000" fo:font-size="18pt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style:font-name="FreeSans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fo:color="#800000" style:font-name="FreeSans"/>
    </style:style>
    <style:style style:name="T6" style:family="text">
      <style:text-properties style:font-name="FreeSans" fo:font-weight="normal" style:font-weight-asian="normal" style:font-weight-complex="normal"/>
    </style:style>
    <style:style style:name="T7" style:family="text">
      <style:text-properties style:font-name="FreeSans" fo:font-weight="bold" style:font-name-asian="Liberation Sans3" style:font-weight-asian="bold" style:font-name-complex="Liberation Sans3" style:font-weight-complex="bold"/>
    </style:style>
    <style:style style:name="T8" style:family="text">
      <style:text-properties fo:font-weight="bold"/>
    </style:style>
    <style:style style:name="T9" style:family="text">
      <style:text-properties fo:color="#800000" style:font-name="FreeSans" fo:font-weight="normal" style:font-weight-asian="normal" style:font-weight-complex="normal"/>
    </style:style>
    <style:style style:name="T10" style:family="text">
      <style:text-properties style:font-name="FreeSans2" style:font-name-asian="FreeSans2" style:font-name-complex="FreeSans2"/>
    </style:style>
    <style:style style:name="T11" style:family="text"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T12" style:family="text">
      <style:text-properties fo:color="#00cc00" fo:font-weight="bold"/>
    </style:style>
    <style:style style:name="T13" style:family="text">
      <style:text-properties fo:color="#000000" fo:font-size="18pt"/>
    </style:style>
    <style:style style:name="T14" style:family="text">
      <style:text-properties fo:color="#3333ff" fo:font-size="18pt"/>
    </style:style>
    <style:style style:name="T15" style:family="text">
      <style:text-properties fo:color="#009933" fo:font-size="18pt"/>
    </style:style>
    <style:style style:name="T16" style:family="text">
      <style:text-properties style:font-name="FreeSans" fo:font-size="18pt"/>
    </style:style>
    <style:style style:name="T17" style:family="text">
      <style:text-properties style:font-name="FreeSans" fo:font-size="18pt" fo:font-weight="bold" style:font-weight-asian="bold" style:font-weight-complex="bold"/>
    </style:style>
    <style:style style:name="T18" style:family="text">
      <style:text-properties fo:color="#800000" style:font-name="FreeSans" fo:font-size="18pt" fo:font-weight="normal" style:font-weight-asian="normal" style:font-weight-complex="normal"/>
    </style:style>
    <style:style style:name="T19" style:family="text">
      <style:text-properties fo:color="#009900" style:font-name="FreeSans" fo:font-size="18pt" fo:font-weight="bold" style:font-weight-asian="bold" style:font-weight-complex="bold"/>
    </style:style>
    <style:style style:name="T20" style:family="text">
      <style:text-properties style:font-name="FreeSans" fo:font-size="18pt" fo:font-weight="normal" style:font-weight-asian="normal" style:font-weight-complex="normal"/>
    </style:style>
    <style:style style:name="T21" style:family="text">
      <style:text-properties fo:color="#009933" style:font-name="FreeSans" fo:font-size="18pt" fo:font-weight="bold" style:font-weight-asian="bold" style:font-weight-complex="bold"/>
    </style:style>
    <style:style style:name="T22" style:family="text">
      <style:text-properties style:font-name="FreeSans" fo:font-size="18pt" fo:font-weight="bold" style:font-name-asian="Liberation Sans3" style:font-weight-asian="bold" style:font-name-complex="Liberation Sans3" style:font-weight-complex="bold"/>
    </style:style>
    <style:style style:name="T23" style:family="text">
      <style:text-properties fo:color="#800000" style:font-name="FreeSans" fo:font-size="18pt"/>
    </style:style>
    <style:style style:name="T24" style:family="text">
      <style:text-properties fo:color="#009900" style:font-name="FreeSans" fo:font-size="18pt"/>
    </style:style>
    <style:style style:name="T25" style:family="text">
      <style:text-properties fo:color="#009933" style:font-name="FreeSans" fo:font-size="18pt"/>
    </style:style>
    <style:style style:name="T26" style:family="text">
      <style:text-properties fo:color="#800000" fo:font-weight="bold"/>
    </style:style>
    <style:style style:name="T27" style:family="text">
      <style:text-properties fo:color="#000000"/>
    </style:style>
    <style:style style:name="T28" style:family="text">
      <style:text-properties fo:color="#800000" style:font-name="FreeSans" fo:font-weight="bold" style:font-weight-asian="bold" style:font-weight-complex="bold"/>
    </style:style>
    <style:style style:name="T29" style:family="text">
      <style:text-properties fo:color="#000000" style:font-name="FreeSans" fo:font-size="18pt"/>
    </style:style>
    <style:style style:name="T30" style:family="text">
      <style:text-properties fo:color="#000000" style:font-name="FreeSans" fo:font-size="18pt" fo:font-weight="normal" style:font-weight-asian="normal" style:font-weight-complex="normal"/>
    </style:style>
    <style:style style:name="T31" style:family="text">
      <style:text-properties style:font-name="FreeSans2" fo:font-size="18pt" style:font-name-asian="FreeSans2" style:font-name-complex="FreeSans2"/>
    </style:style>
    <style:style style:name="T32" style:family="text">
      <style:text-properties fo:font-size="18pt"/>
    </style:style>
    <style:style style:name="T33" style:family="text">
      <style:text-properties fo:color="#800000" fo:font-size="18pt"/>
    </style:style>
    <style:style style:name="T34" style:family="text">
      <style:text-properties fo:color="#800000" style:font-name="FreeSans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3cm" svg:height="1.485cm" svg:x="8.103cm" svg:y="13.21cm">
          <draw:text-box>
            <text:p><text:span text:style-name="T1">5</text:span></text:p>
          </draw:text-box>
        </draw:frame>
        <draw:frame draw:style-name="gr3" draw:text-style-name="P3" draw:layer="layout" svg:width="5.111cm" svg:height="1.486cm" svg:x="3.33cm" svg:y="9.149cm">
          <draw:text-box>
            <text:p><text:span text:style-name="T2">{0,3,5,6}</text:span></text:p>
          </draw:text-box>
        </draw:frame>
        <draw:frame draw:style-name="gr3" draw:text-style-name="P3" draw:layer="layout" svg:width="5.111cm" svg:height="1.486cm" svg:x="22.089cm" svg:y="9.159cm">
          <draw:text-box>
            <text:p><text:span text:style-name="T2">{0,2,4,6}</text:span></text:p>
          </draw:text-box>
        </draw:frame>
        <draw:frame draw:style-name="gr4" draw:text-style-name="P2" draw:layer="layout" svg:width="1.524cm" svg:height="1.484cm" svg:x="8.105cm" svg:y="11.049cm">
          <draw:text-box>
            <text:p><text:span text:style-name="T1">3</text:span></text:p>
          </draw:text-box>
        </draw:frame>
        <draw:frame draw:style-name="gr2" draw:text-style-name="P2" draw:layer="layout" svg:width="1.523cm" svg:height="1.485cm" svg:x="19.346cm" svg:y="13.21cm">
          <draw:text-box>
            <text:p><text:span text:style-name="T1">4</text:span></text:p>
          </draw:text-box>
        </draw:frame>
        <draw:frame draw:style-name="gr4" draw:text-style-name="P2" draw:layer="layout" svg:width="1.523cm" svg:height="1.484cm" svg:x="19.347cm" svg:y="11.049cm">
          <draw:text-box>
            <text:p><text:span text:style-name="T1">2</text:span></text:p>
          </draw:text-box>
        </draw:frame>
        <draw:frame draw:style-name="gr2" draw:text-style-name="P4" draw:layer="layout" svg:width="1.52cm" svg:height="1.485cm" svg:x="13.637cm" svg:y="13.21cm">
          <draw:text-box>
            <text:p>6</text:p>
          </draw:text-box>
        </draw:frame>
        <draw:frame draw:style-name="gr4" draw:text-style-name="P4" draw:layer="layout" svg:width="1.521cm" svg:height="1.484cm" svg:x="13.638cm" svg:y="11.049cm">
          <draw:text-box>
            <text:p>0</text:p>
          </draw:text-box>
        </draw:frame>
        <draw:frame draw:style-name="gr5" draw:text-style-name="P2" draw:layer="layout" svg:width="1.524cm" svg:height="1.483cm" svg:x="8.141cm" svg:y="8.575cm">
          <draw:text-box>
            <text:p><text:span text:style-name="T1">7</text:span></text:p>
          </draw:text-box>
        </draw:frame>
        <draw:frame draw:style-name="gr2" draw:text-style-name="P2" draw:layer="layout" svg:width="1.523cm" svg:height="1.485cm" svg:x="8.157cm" svg:y="16.915cm">
          <draw:text-box>
            <text:p><text:span text:style-name="T1">1</text:span></text:p>
          </draw:text-box>
        </draw:frame>
        <draw:custom-shape draw:style-name="gr6" draw:text-style-name="P5" draw:layer="layout" svg:width="2.04cm" svg:height="4.115cm" svg:x="13.0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145cm" svg:y="3.221cm">
          <text:p text:style-name="P6"><text:span text:style-name="T3"><text:s text:c="3"/></text:span><text:span text:style-name="T3"><text:s/></text:span><text:span text:style-name="T4">A</text:span><text:span text:style-name="T4">N</text:span><text:span text:style-name="T4">D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4">I</text:span><text:span text:style-name="T4">N</text:span><text:span text:style-name="T4">T</text:span><text:span text:style-name="T4">E</text:span><text:span text:style-name="T4">R</text:span><text:span text:style-name="T4">S</text:span><text:span text:style-name="T4">E</text:span><text:span text:style-name="T4">C</text:span><text:span text:style-name="T4">T</text:span><text:span text:style-name="T4">I</text:span><text:span text:style-name="T4">E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5">1</text:span><text:span text:style-name="T5">0</text:span><text:span text:style-name="T5">1</text:span><text:span text:style-name="T5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3</text:span><text:span text:style-name="T3">,</text:span><text:span text:style-name="T3">5</text:span><text:span text:style-name="T3">,</text:span><text:span text:style-name="T3">6</text:span><text:span text:style-name="T3">}</text:span></text:p>
          <text:p text:style-name="P6"><text:span text:style-name="T6">&amp;</text:span><text:span text:style-name="T6"> </text:span><text:span text:style-name="T5">0</text:span><text:span text:style-name="T4">1</text:span><text:span text:style-name="T5">0</text:span><text:span text:style-name="T5">1</text:span><text:span text:style-name="T5">0</text:span><text:span text:style-name="T5">1</text:span><text:span text:style-name="T5">0</text:span><text:span text:style-name="T4">1</text:span><text:span text:style-name="T3"> </text:span><text:span text:style-name="T3"><text:s text:c="2"/></text:span><text:span text:style-name="T7">∩</text:span><text:span text:style-name="T7"> 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5">0</text:span><text:span text:style-name="T5">0</text:span><text:span text:style-name="T5">0</text:span><text:span text:style-name="T5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 </text:span><text:span text:style-name="T3"><text:s text:c="3"/></text:span><text:span text:style-name="T3"><text:s text:c="3"/></text:span><text:span text:style-name="T3">,</text:span><text:span text:style-name="T3">6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cm">
          <draw:text-box>
            <text:p><text:span text:style-name="T8">AND IS DE INTERSECTIE VAN 1-BITS</text:span></text:p>
          </draw:text-box>
        </draw:frame>
      </draw:page>
      <draw:page draw:name="page2" draw:style-name="dp1" draw:master-page-name="Default">
        <draw:custom-shape draw:style-name="gr9" draw:text-style-name="P1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515cm" svg:height="1.485cm" svg:x="7.978cm" svg:y="14.21cm">
          <draw:text-box>
            <text:p>5</text:p>
          </draw:text-box>
        </draw:frame>
        <draw:frame draw:style-name="gr3" draw:text-style-name="P3" draw:layer="layout" svg:width="5.085cm" svg:height="1.486cm" svg:x="3.23cm" svg:y="10.149cm">
          <draw:text-box>
            <text:p><text:span text:style-name="T2">{0,3,5,6}</text:span></text:p>
          </draw:text-box>
        </draw:frame>
        <draw:frame draw:style-name="gr3" draw:text-style-name="P3" draw:layer="layout" svg:width="5.085cm" svg:height="1.486cm" svg:x="22.015cm" svg:y="10.159cm">
          <draw:text-box>
            <text:p><text:span text:style-name="T2">{0,2,4,6}</text:span></text:p>
          </draw:text-box>
        </draw:frame>
        <draw:frame draw:style-name="gr4" draw:text-style-name="P4" draw:layer="layout" svg:width="1.516cm" svg:height="1.484cm" svg:x="7.98cm" svg:y="12.049cm">
          <draw:text-box>
            <text:p>3</text:p>
          </draw:text-box>
        </draw:frame>
        <draw:frame draw:style-name="gr2" draw:text-style-name="P4" draw:layer="layout" svg:width="1.515cm" svg:height="1.485cm" svg:x="19.163cm" svg:y="14.21cm">
          <draw:text-box>
            <text:p>4</text:p>
          </draw:text-box>
        </draw:frame>
        <draw:frame draw:style-name="gr4" draw:text-style-name="P4" draw:layer="layout" svg:width="1.515cm" svg:height="1.484cm" svg:x="19.164cm" svg:y="12.049cm">
          <draw:text-box>
            <text:p>2</text:p>
          </draw:text-box>
        </draw:frame>
        <draw:frame draw:style-name="gr2" draw:text-style-name="P4" draw:layer="layout" svg:width="1.513cm" svg:height="1.485cm" svg:x="13.483cm" svg:y="14.21cm">
          <draw:text-box>
            <text:p>6</text:p>
          </draw:text-box>
        </draw:frame>
        <draw:frame draw:style-name="gr4" draw:text-style-name="P4" draw:layer="layout" svg:width="1.513cm" svg:height="1.484cm" svg:x="13.484cm" svg:y="12.049cm">
          <draw:text-box>
            <text:p>0</text:p>
          </draw:text-box>
        </draw:frame>
        <draw:frame draw:style-name="gr5" draw:text-style-name="P2" draw:layer="layout" svg:width="1.516cm" svg:height="1.483cm" svg:x="8.016cm" svg:y="9.475cm">
          <draw:text-box>
            <text:p><text:span text:style-name="T1">7</text:span></text:p>
          </draw:text-box>
        </draw:frame>
        <draw:frame draw:style-name="gr2" draw:text-style-name="P2" draw:layer="layout" svg:width="1.515cm" svg:height="1.485cm" svg:x="8.032cm" svg:y="17.315cm">
          <draw:text-box>
            <text:p><text:span text:style-name="T1">1</text:span></text:p>
          </draw:text-box>
        </draw:frame>
        <draw:custom-shape draw:style-name="gr10" draw:text-style-name="P5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2.728cm" svg:height="5.724cm" svg:x="7.731cm" svg:y="3.413cm">
          <text:p text:style-name="P6"><text:span text:style-name="T3"><text:s text:c="4"/></text:span><text:span text:style-name="T4">OR</text:span><text:span text:style-name="T3"> <text:s text:c="17"/></text:span><text:span text:style-name="T4">UNIE</text:span></text:p>
          <text:p text:style-name="P6"><text:span text:style-name="T3"><text:s text:c="4"/></text:span><text:span text:style-name="T5">0</text:span><text:span text:style-name="T4">11010</text:span><text:span text:style-name="T5">0</text:span><text:span text:style-name="T4">1</text:span><text:span text:style-name="T3"> <text:s text:c="6"/>{0, <text:s text:c="2"/>3, <text:s text:c="2"/>5,6}</text:span></text:p>
          <text:p text:style-name="P6"><text:span text:style-name="T6"><text:s/></text:span><text:span text:style-name="T6">| <text:s/></text:span><text:span text:style-name="T5">0</text:span><text:span text:style-name="T4">10101</text:span><text:span text:style-name="T5">0</text:span><text:span text:style-name="T4">1</text:span><text:span text:style-name="T3"> <text:s text:c="2"/>u</text:span><text:span text:style-name="T7"> <text:s/></text:span><text:span text:style-name="T3">{0,2 <text:s text:c="2"/>,4 <text:s text:c="2"/>,6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</text:span><text:span text:style-name="T4">11111</text:span><text:span text:style-name="T5">0</text:span><text:span text:style-name="T4">1</text:span><text:span text:style-name="T3"> <text:s text:c="6"/>{0,2,3,4,5,6} <text:s text:c="2"/></text:span></text:p>
          <draw:enhanced-geometry svg:viewBox="0 0 21600 21600" draw:mirror-horizontal="false" draw:mirror-vertical="false" draw:text-areas="800 800 20800 20800" draw:type="round-rectangular-callout" draw:modifiers="10609.09733679 30836.1222707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1cm">
          <draw:text-box>
            <text:p><text:span text:style-name="T8">OR IS DE UNIE VAN 1-BITS</text:span></text:p>
          </draw:text-box>
        </draw:frame>
      </draw:page>
      <draw:page draw:name="page3" draw:style-name="dp1" draw:master-page-name="Default">
        <draw:custom-shape draw:style-name="gr13" draw:text-style-name="P1" draw:layer="layout" svg:width="13.302cm" svg:height="6.48cm" svg:x="4.037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515cm" svg:height="1.487cm" svg:x="8.278cm" svg:y="14.502cm">
          <draw:text-box>
            <text:p>5</text:p>
          </draw:text-box>
        </draw:frame>
        <draw:frame draw:style-name="gr15" draw:text-style-name="P3" draw:layer="layout" svg:width="5.085cm" svg:height="1.489cm" svg:x="3.53cm" svg:y="10.433cm">
          <draw:text-box>
            <text:p><text:span text:style-name="T2">{0,3,5,6}</text:span></text:p>
          </draw:text-box>
        </draw:frame>
        <draw:frame draw:style-name="gr15" draw:text-style-name="P3" draw:layer="layout" svg:width="5.085cm" svg:height="1.489cm" svg:x="22.315cm" svg:y="10.443cm">
          <draw:text-box>
            <text:p><text:span text:style-name="T2">{0,2,4,6}</text:span></text:p>
          </draw:text-box>
        </draw:frame>
        <draw:frame draw:style-name="gr16" draw:text-style-name="P4" draw:layer="layout" svg:width="1.516cm" svg:height="1.486cm" svg:x="8.28cm" svg:y="12.337cm">
          <draw:text-box>
            <text:p>3</text:p>
          </draw:text-box>
        </draw:frame>
        <draw:frame draw:style-name="gr14" draw:text-style-name="P4" draw:layer="layout" svg:width="1.515cm" svg:height="1.487cm" svg:x="19.463cm" svg:y="14.502cm">
          <draw:text-box>
            <text:p>4</text:p>
          </draw:text-box>
        </draw:frame>
        <draw:frame draw:style-name="gr16" draw:text-style-name="P4" draw:layer="layout" svg:width="1.515cm" svg:height="1.486cm" svg:x="19.464cm" svg:y="12.337cm">
          <draw:text-box>
            <text:p>2</text:p>
          </draw:text-box>
        </draw:frame>
        <draw:frame draw:style-name="gr14" draw:text-style-name="P4" draw:layer="layout" svg:width="1.513cm" svg:height="1.487cm" svg:x="13.783cm" svg:y="14.502cm">
          <draw:text-box>
            <text:p>6</text:p>
          </draw:text-box>
        </draw:frame>
        <draw:frame draw:style-name="gr16" draw:text-style-name="P4" draw:layer="layout" svg:width="1.513cm" svg:height="1.486cm" svg:x="13.784cm" svg:y="12.337cm">
          <draw:text-box>
            <text:p>0</text:p>
          </draw:text-box>
        </draw:frame>
        <draw:frame draw:style-name="gr2" draw:text-style-name="P2" draw:layer="layout" svg:width="1.516cm" svg:height="1.485cm" svg:x="8.316cm" svg:y="9.758cm">
          <draw:text-box>
            <text:p><text:span text:style-name="T1">7</text:span></text:p>
          </draw:text-box>
        </draw:frame>
        <draw:frame draw:style-name="gr17" draw:text-style-name="P2" draw:layer="layout" svg:width="1.515cm" svg:height="1.488cm" svg:x="8.332cm" svg:y="17.612cm">
          <draw:text-box>
            <text:p><text:span text:style-name="T1">1</text:span></text:p>
          </draw:text-box>
        </draw:frame>
        <draw:custom-shape draw:style-name="gr18" draw:text-style-name="P5" draw:layer="layout" svg:width="4.737cm" svg:height="4.444cm" svg:x="6.3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12.728cm" svg:height="5.735cm" svg:x="6.331cm" svg:y="3.148cm">
          <text:p text:style-name="P6"><text:span text:style-name="T3"><text:s text:c="4"/></text:span><text:span text:style-name="T4">XOR</text:span><text:span text:style-name="T3"> <text:s text:c="15"/></text:span><text:span text:style-name="T4">SYM. VERSCHIL</text:span></text:p>
          <text:p text:style-name="P6"><text:span text:style-name="T3"><text:s text:c="4"/></text:span><text:span text:style-name="T5">0</text:span><text:span text:style-name="T9">1</text:span><text:span text:style-name="T4">1010</text:span><text:span text:style-name="T5">0</text:span><text:span text:style-name="T9">1</text:span><text:span text:style-name="T3"> <text:s text:c="6"/>{0 <text:s text:c="2"/>,3 <text:s text:c="2"/>,5,6}</text:span></text:p>
          <text:p text:style-name="P6"><text:span text:style-name="T6"><text:s/></text:span><text:span text:style-name="T6">^ </text:span><text:span text:style-name="T5">0</text:span><text:span text:style-name="T9">1</text:span><text:span text:style-name="T4">0101</text:span><text:span text:style-name="T5">0</text:span><text:span text:style-name="T9">1</text:span><text:span text:style-name="T3"> <text:s text:c="2"/></text:span><text:span text:style-name="T10">⊕ </text:span><text:span text:style-name="T3">{0,2 <text:s text:c="2"/>,4 <text:s text:c="2"/>,6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0</text:span><text:span text:style-name="T4">1111</text:span><text:span text:style-name="T5">0</text:span><text:span text:style-name="T9">1</text:span><text:span text:style-name="T3"> <text:s text:c="6"/>{ <text:s text:c="2"/>2,3,4,5 <text:s text:c="2"/>} <text:s text:c="2"/></text:span></text:p>
          <draw:enhanced-geometry svg:viewBox="0 0 21600 21600" draw:mirror-horizontal="false" draw:mirror-vertical="false" draw:text-areas="800 800 20800 20800" draw:type="round-rectangular-callout" draw:modifiers="21311.5248644827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3.301cm" svg:height="6.48cm" svg:x="11.438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4.737cm" svg:height="4.444cm" svg:x="17.69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4.737cm" svg:height="4.444cm" svg:x="6.3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3.875cm" svg:y1="8.935cm" svg:x2="10.104cm" svg:y2="12.376cm">
          <text:p/>
        </draw:line>
        <draw:line draw:style-name="gr21" draw:text-style-name="P5" draw:layer="layout" svg:x1="10.104cm" svg:y1="12.375cm" svg:x2="15.132cm" svg:y2="9.873cm">
          <text:p/>
        </draw:line>
        <draw:frame draw:style-name="gr8" draw:text-style-name="P8" draw:layer="layout" svg:width="25.619cm" svg:height="1.673cm" svg:x="2.432cm" svg:y="1.892cm">
          <draw:text-box>
            <text:p><text:span text:style-name="T8">OR IS HET SYMMETRISCH VERSCHIL VAN 1-BITS (ALLES WAT VERSCHILT)</text:span></text:p>
          </draw:text-box>
        </draw:frame>
      </draw:page>
      <draw:page draw:name="page4" draw:style-name="dp1" draw:master-page-name="Default">
        <draw:custom-shape draw:style-name="gr22" draw:text-style-name="P1" draw:layer="layout" svg:width="13.574cm" svg:height="6.175cm" svg:x="3.447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547cm" svg:height="1.418cm" svg:x="7.775cm" svg:y="13.89cm">
          <draw:text-box>
            <text:p>5</text:p>
          </draw:text-box>
        </draw:frame>
        <draw:frame draw:style-name="gr24" draw:text-style-name="P3" draw:layer="layout" svg:width="5.188cm" svg:height="1.418cm" svg:x="2.93cm" svg:y="10.013cm">
          <draw:text-box>
            <text:p><text:span text:style-name="T2">{0,3,5,6}</text:span></text:p>
          </draw:text-box>
        </draw:frame>
        <draw:frame draw:style-name="gr25" draw:text-style-name="P3" draw:layer="layout" svg:width="5.188cm" svg:height="1.419cm" svg:x="22.101cm" svg:y="10.022cm">
          <draw:text-box>
            <text:p><text:span text:style-name="T2">{0,2,4,6}</text:span></text:p>
          </draw:text-box>
        </draw:frame>
        <draw:frame draw:style-name="gr26" draw:text-style-name="P4" draw:layer="layout" svg:width="1.548cm" svg:height="1.416cm" svg:x="7.777cm" svg:y="11.827cm">
          <draw:text-box>
            <text:p>3</text:p>
          </draw:text-box>
        </draw:frame>
        <draw:frame draw:style-name="gr23" draw:text-style-name="P4" draw:layer="layout" svg:width="1.546cm" svg:height="1.418cm" svg:x="19.19cm" svg:y="13.89cm">
          <draw:text-box>
            <text:p>4</text:p>
          </draw:text-box>
        </draw:frame>
        <draw:frame draw:style-name="gr26" draw:text-style-name="P4" draw:layer="layout" svg:width="1.546cm" svg:height="1.416cm" svg:x="19.191cm" svg:y="11.827cm">
          <draw:text-box>
            <text:p>2</text:p>
          </draw:text-box>
        </draw:frame>
        <draw:frame draw:style-name="gr23" draw:text-style-name="P4" draw:layer="layout" svg:width="1.544cm" svg:height="1.418cm" svg:x="13.393cm" svg:y="13.89cm">
          <draw:text-box>
            <text:p>6</text:p>
          </draw:text-box>
        </draw:frame>
        <draw:frame draw:style-name="gr26" draw:text-style-name="P4" draw:layer="layout" svg:width="1.543cm" svg:height="1.416cm" svg:x="13.395cm" svg:y="11.827cm">
          <draw:text-box>
            <text:p>0</text:p>
          </draw:text-box>
        </draw:frame>
        <draw:frame draw:style-name="gr26" draw:text-style-name="P2" draw:layer="layout" svg:width="1.546cm" svg:height="1.416cm" svg:x="7.814cm" svg:y="9.369cm">
          <draw:text-box>
            <text:p><text:span text:style-name="T1">7</text:span></text:p>
          </draw:text-box>
        </draw:frame>
        <draw:frame draw:style-name="gr23" draw:text-style-name="P2" draw:layer="layout" svg:width="1.545cm" svg:height="1.418cm" svg:x="7.831cm" svg:y="16.854cm">
          <draw:text-box>
            <text:p><text:span text:style-name="T1">1</text:span></text:p>
          </draw:text-box>
        </draw:frame>
        <draw:custom-shape draw:style-name="gr27" draw:text-style-name="P5" draw:layer="layout" svg:width="4.513cm" svg:height="8.793cm" svg:x="6.019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12.988cm" svg:height="5.465cm" svg:x="5.789cm" svg:y="2.921cm">
          <text:p text:style-name="P6"><text:span text:style-name="T3"><text:s text:c="4"/></text:span><text:span text:style-name="T4">NOT</text:span><text:span text:style-name="T3"> <text:s text:c="14"/></text:span><text:span text:style-name="T4">EXCLUSIEF</text:span></text:p>
          <text:p text:style-name="P6"><text:span text:style-name="T3"><text:s/></text:span><text:span text:style-name="T3">~</text:span><text:span text:style-name="T6"> </text:span><text:span text:style-name="T5">0</text:span><text:span text:style-name="T4">10101</text:span><text:span text:style-name="T5">0</text:span><text:span text:style-name="T4">1</text:span><text:span text:style-name="T3"> <text:s text:c="3"/></text:span><text:span text:style-name="T7"><text:s text:c="2"/></text:span><text:span text:style-name="T3">{0,2,4,6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</text:span><text:span text:style-name="T4">10000</text:span><text:span text:style-name="T5">0</text:span><text:span text:style-name="T4">1</text:span><text:span text:style-name="T3"> <text:s text:c="6"/>{1,3,5,7} <text:s text:c="2"/></text:span></text:p>
          <draw:enhanced-geometry svg:viewBox="0 0 21600 21600" draw:mirror-horizontal="false" draw:mirror-vertical="false" draw:text-areas="800 800 20800 20800" draw:type="round-rectangular-callout" draw:modifiers="4230.53352837016 25006.3666300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13.573cm" svg:height="6.176cm" svg:x="11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1cm">
          <draw:text-box>
            <text:p><text:span text:style-name="T8">NOT IS DE EXCLUSIE VAN 1-BITS</text:span></text:p>
          </draw:text-box>
        </draw:frame>
      </draw:page>
      <draw:page draw:name="page5" draw:style-name="dp1" draw:master-page-name="Default">
        <draw:custom-shape draw:style-name="gr30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9cm" svg:x="7.221cm" svg:y="9.89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0" draw:layer="layout" svg:width="0.713cm" svg:height="1.058cm" svg:x="9.095cm" svg:y="9.89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0" draw:layer="layout" svg:width="0.714cm" svg:height="1.059cm" svg:x="10.032cm" svg:y="9.89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draw:layer="layout" svg:width="0.713cm" svg:height="1.058cm" svg:x="10.969cm" svg:y="9.896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3cm" svg:height="1.058cm" svg:x="11.906cm" svg:y="9.897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4cm" svg:height="1.057cm" svg:x="13.781cm" svg:y="9.899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13cm" svg:height="1.057cm" svg:x="7.221cm" svg:y="14.05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9.095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0.713cm" svg:height="1.057cm" svg:x="10.969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13cm" svg:height="1.057cm" svg:x="11.906cm" svg:y="14.059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2.497cm" svg:height="1.323cm" svg:x="2.489cm" svg:y="6.026cm">
          <draw:text-box>
            <text:p>BRON</text:p>
          </draw:text-box>
        </draw:frame>
        <draw:frame draw:style-name="gr50" draw:text-style-name="P4" draw:layer="layout" svg:width="3.416cm" svg:height="1.794cm" svg:x="2.395cm" svg:y="9.99cm">
          <draw:text-box>
            <text:p>MASKER</text:p>
          </draw:text-box>
        </draw:frame>
        <draw:frame draw:style-name="gr50" draw:text-style-name="P4" draw:layer="layout" svg:width="4.503cm" svg:height="1.794cm" svg:x="2.253cm" svg:y="14.048cm">
          <draw:text-box>
            <text:p>RESULTAAT</text:p>
          </draw:text-box>
        </draw:frame>
        <draw:frame draw:style-name="gr51" draw:text-style-name="P14" draw:layer="layout" svg:width="4.091cm" svg:height="2.175cm" svg:x="15.959cm" svg:y="14.192cm">
          <draw:text-box>
            <text:p><text:span text:style-name="T12">= TRUE (BIT IS 1)</text:span></text:p>
          </draw:text-box>
        </draw:frame>
        <draw:custom-shape draw:style-name="gr52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0.713cm" svg:height="1.058cm" svg:x="16.64cm" svg:y="6.03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0.714cm" svg:height="1.057cm" svg:x="18.514cm" svg:y="6.03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714cm" svg:height="1.059cm" svg:x="19.452cm" svg:y="6.03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2" draw:layer="layout" svg:width="0.713cm" svg:height="1.059cm" svg:x="20.389cm" svg:y="6.035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2" draw:layer="layout" svg:width="0.714cm" svg:height="1.059cm" svg:x="21.325cm" svg:y="6.03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draw:layer="layout" svg:width="0.714cm" svg:height="1.057cm" svg:x="23.199cm" svg:y="6.03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2.027cm" svg:height="1.089cm" svg:x="19.034cm" svg:y="4.672cm">
          <draw:text-box>
            <text:p>0x1</text:p>
          </draw:text-box>
        </draw:frame>
        <draw:custom-shape draw:style-name="gr48" draw:text-style-name="P11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6" draw:layer="layout" svg:width="0.809cm" svg:height="1.361cm" svg:x="10.891cm" svg:y="11.93cm">
          <text:p text:style-name="P9"><text:span text:style-name="T8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" draw:layer="layout" svg:width="4.753cm" svg:height="3.454cm" svg:x="14.836cm" svg:y="8.1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4" draw:layer="layout" svg:width="3.508cm" svg:height="1.138cm" svg:x="16.35cm" svg:y="9.868cm">
          <draw:text-box>
            <text:p>0x1 &lt;&lt; 3</text:p>
          </draw:text-box>
        </draw:frame>
        <draw:frame draw:style-name="gr64" draw:text-style-name="P4" draw:layer="layout" svg:width="2.26cm" svg:height="1.027cm" svg:x="9.678cm" svg:y="4.672cm">
          <draw:text-box>
            <text:p>0xAA</text:p>
          </draw:text-box>
        </draw:frame>
        <draw:frame draw:style-name="gr8" draw:text-style-name="P8" draw:layer="layout" svg:width="17.272cm" svg:height="1.673cm" svg:x="2.432cm" svg:y="1.889cm">
          <draw:text-box>
            <text:p><text:span text:style-name="T8">GET BIT 3 VAN BYTE 0xAA =&gt; 0xAA &amp; (0x1 &lt;&lt; 3) 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4" draw:text-style-name="P19" draw:layer="layout" svg:width="1.521cm" svg:height="1.484cm" svg:x="13.638cm" svg:y="12.349cm">
          <draw:text-box>
            <text:p><text:span text:style-name="T15">3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AND</text:span><text:span text:style-name="T16"> <text:s text:c="14"/></text:span><text:span text:style-name="T17">INTERSECTIE</text:span></text:p>
          <text:p text:style-name="P6"><text:span text:style-name="T16"><text:s text:c="4"/></text:span><text:span text:style-name="T18">1010</text:span><text:span text:style-name="T19">1</text:span><text:span text:style-name="T18">010</text:span><text:span text:style-name="T16"> <text:s text:c="6"/>{1,3,5,7}</text:span></text:p>
          <text:p text:style-name="P6"><text:span text:style-name="T20">&amp; </text:span><text:span text:style-name="T18">0000</text:span><text:span text:style-name="T21">1</text:span><text:span text:style-name="T18">000</text:span><text:span text:style-name="T16"> <text:s text:c="2"/></text:span><text:span text:style-name="T22">∩ </text:span><text:span text:style-name="T16">{3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23">0000</text:span><text:span text:style-name="T21">1</text:span><text:span text:style-name="T23">00</text:span><text:span text:style-name="T18">0</text:span><text:span text:style-name="T16"> <text:s text:c="6"/>{</text:span><text:span text:style-name="T24">3</text:span><text:span text:style-name="T16">} =&gt; </text:span><text:span text:style-name="T25">TRUE</text:span><text:span text:style-name="T16">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cm">
          <draw:text-box>
            <text:p><text:span text:style-name="T8">GET BIT 3 VAN BYTE 0xAA =&gt; 0xAA &amp; (0x1 &lt;&lt; 3) </text:span></text:p>
          </draw:text-box>
        </draw:frame>
      </draw:page>
      <draw:page draw:name="page7" draw:style-name="dp1" draw:master-page-name="Default">
        <draw:custom-shape draw:style-name="gr30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0" draw:layer="layout" svg:width="0.713cm" svg:height="1.059cm" svg:x="7.221cm" svg:y="9.89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0" draw:layer="layout" svg:width="0.713cm" svg:height="1.058cm" svg:x="9.095cm" svg:y="9.89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0" draw:layer="layout" svg:width="0.714cm" svg:height="1.059cm" svg:x="10.032cm" svg:y="9.89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0" draw:layer="layout" svg:width="0.713cm" svg:height="1.058cm" svg:x="10.969cm" svg:y="9.89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2" draw:layer="layout" svg:width="0.713cm" svg:height="1.058cm" svg:x="11.906cm" svg:y="9.897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0" draw:layer="layout" svg:width="0.714cm" svg:height="1.057cm" svg:x="13.781cm" svg:y="9.899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13cm" svg:height="1.057cm" svg:x="7.221cm" svg:y="14.05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9.095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1" draw:layer="layout" svg:width="0.713cm" svg:height="1.057cm" svg:x="11.906cm" svg:y="14.059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2.497cm" svg:height="1.323cm" svg:x="2.489cm" svg:y="6.026cm">
          <draw:text-box>
            <text:p>BRON</text:p>
          </draw:text-box>
        </draw:frame>
        <draw:frame draw:style-name="gr50" draw:text-style-name="P4" draw:layer="layout" svg:width="3.416cm" svg:height="1.794cm" svg:x="2.395cm" svg:y="9.99cm">
          <draw:text-box>
            <text:p>MASKER</text:p>
          </draw:text-box>
        </draw:frame>
        <draw:frame draw:style-name="gr50" draw:text-style-name="P4" draw:layer="layout" svg:width="4.503cm" svg:height="1.794cm" svg:x="2.253cm" svg:y="14.048cm">
          <draw:text-box>
            <text:p>RESULTAAT</text:p>
          </draw:text-box>
        </draw:frame>
        <draw:frame draw:style-name="gr50" draw:text-style-name="P22" draw:layer="layout" svg:width="3.21cm" svg:height="1.794cm" svg:x="15.959cm" svg:y="14.192cm">
          <draw:text-box>
            <text:p><text:span text:style-name="T26">= FALSE</text:span></text:p>
          </draw:text-box>
        </draw:frame>
        <draw:custom-shape draw:style-name="gr52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0.713cm" svg:height="1.058cm" svg:x="16.64cm" svg:y="6.03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2" draw:layer="layout" svg:width="0.714cm" svg:height="1.057cm" svg:x="18.514cm" svg:y="6.03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draw:layer="layout" svg:width="0.714cm" svg:height="1.059cm" svg:x="19.452cm" svg:y="6.03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draw:layer="layout" svg:width="0.713cm" svg:height="1.059cm" svg:x="20.389cm" svg:y="6.035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0.714cm" svg:height="1.059cm" svg:x="21.325cm" svg:y="6.03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2" draw:layer="layout" svg:width="0.714cm" svg:height="1.057cm" svg:x="23.199cm" svg:y="6.03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2.027cm" svg:height="1.089cm" svg:x="19.434cm" svg:y="4.572cm">
          <draw:text-box>
            <text:p>0x1</text:p>
          </draw:text-box>
        </draw:frame>
        <draw:custom-shape draw:style-name="gr48" draw:text-style-name="P11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6" draw:layer="layout" svg:width="0.809cm" svg:height="1.361cm" svg:x="11.891cm" svg:y="11.93cm">
          <text:p text:style-name="P9"><text:span text:style-name="T8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5" draw:layer="layout" svg:width="4.499cm" svg:height="3.81cm" svg:x="15.09cm" svg:y="7.8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4" draw:layer="layout" svg:width="3.508cm" svg:height="1.138cm" svg:x="16.35cm" svg:y="9.668cm">
          <draw:text-box>
            <text:p>0x1 &lt;&lt; 2</text:p>
          </draw:text-box>
        </draw:frame>
        <draw:frame draw:style-name="gr81" draw:text-style-name="P4" draw:layer="layout" svg:width="1.745cm" svg:height="1.223cm" svg:x="9.978cm" svg:y="4.572cm">
          <draw:text-box>
            <text:p>0xA</text:p>
          </draw:text-box>
        </draw:frame>
        <draw:frame draw:style-name="gr50" draw:text-style-name="P4" draw:layer="layout" svg:width="2.968cm" svg:height="1.794cm" svg:x="24.837cm" svg:y="6.06cm">
          <draw:text-box>
            <text:p>BASIS</text:p>
          </draw:text-box>
        </draw:frame>
        <draw:custom-shape draw:style-name="gr46" draw:text-style-name="P11" draw:layer="layout" svg:width="0.714cm" svg:height="1.058cm" svg:x="10.933cm" svg:y="14.05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cm">
          <draw:text-box>
            <text:p><text:span text:style-name="T8">GET BIT 2 VAN BYTE 0xAA =&gt; 0xAA &amp; (0x1 &lt;&lt; 2) 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3" draw:layer="layout" svg:width="1.523cm" svg:height="1.485cm" svg:x="19.18cm" svg:y="13.384cm">
          <draw:text-box>
            <text:p><text:span text:style-name="T27">5</text:span></text:p>
          </draw:text-box>
        </draw:frame>
        <draw:frame draw:style-name="gr65" draw:text-style-name="P3" draw:layer="layout" svg:width="6.56cm" svg:height="1.673cm" svg:x="3.83cm" svg:y="8.949cm">
          <draw:text-box>
            <text:p><text:span text:style-name="T2">MASKER={2}</text:span></text:p>
          </draw:text-box>
        </draw:frame>
        <draw:frame draw:style-name="gr3" draw:text-style-name="P3" draw:layer="layout" svg:width="5.111cm" svg:height="1.486cm" svg:x="20.289cm" svg:y="9.059cm">
          <draw:text-box>
            <text:p><text:span text:style-name="T2">BRON={1,3,5,7}</text:span></text:p>
          </draw:text-box>
        </draw:frame>
        <draw:frame draw:style-name="gr66" draw:text-style-name="P23" draw:layer="layout" svg:width="1.524cm" svg:height="1.5cm" svg:x="18.545cm" svg:y="11.606cm">
          <draw:text-box>
            <text:p><text:span text:style-name="T27">1</text:span></text:p>
          </draw:text-box>
        </draw:frame>
        <draw:frame draw:style-name="gr82" draw:text-style-name="P23" draw:layer="layout" svg:width="1.521cm" svg:height="1.403cm" svg:x="19.415cm" svg:y="10.265cm">
          <draw:text-box>
            <text:p><text:span text:style-name="T27">3</text:span></text:p>
          </draw:text-box>
        </draw:frame>
        <draw:frame draw:style-name="gr5" draw:text-style-name="P23" draw:layer="layout" svg:width="1.524cm" svg:height="1.483cm" svg:x="20.731cm" svg:y="12.06cm">
          <draw:text-box>
            <text:p><text:span text:style-name="T27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245cm" svg:y="3.221cm">
          <text:p text:style-name="P6"><text:span text:style-name="T3"><text:s text:c="4"/></text:span><text:span text:style-name="T4">AND</text:span><text:span text:style-name="T3"> <text:s text:c="14"/></text:span><text:span text:style-name="T4">INTERSECTIE</text:span></text:p>
          <text:p text:style-name="P6"><text:span text:style-name="T3"><text:s text:c="4"/></text:span><text:span text:style-name="T9">10101010</text:span><text:span text:style-name="T5"> </text:span><text:span text:style-name="T3"><text:s text:c="6"/>{1,3,5,7}</text:span></text:p>
          <text:p text:style-name="P6"><text:span text:style-name="T6">&amp; </text:span><text:span text:style-name="T9">00000100</text:span><text:span text:style-name="T3"> <text:s text:c="2"/></text:span><text:span text:style-name="T7">∩ </text:span><text:span text:style-name="T3">{2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000</text:span><text:span text:style-name="T9">0</text:span><text:span text:style-name="T5">00</text:span><text:span text:style-name="T9">0</text:span><text:span text:style-name="T3"> <text:s text:c="6"/>{} </text:span><text:span text:style-name="T28">leeg!!! =&gt; FALSE</text:span><text:span text:style-name="T3">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23" draw:layer="layout" svg:width="1.521cm" svg:height="1.403cm" svg:x="7.716cm" svg:y="12.266cm">
          <draw:text-box>
            <text:p><text:span text:style-name="T27">2</text:span></text:p>
          </draw:text-box>
        </draw:frame>
        <draw:frame draw:style-name="gr8" draw:text-style-name="P8" draw:layer="layout" svg:width="17.272cm" svg:height="1.673cm" svg:x="2.432cm" svg:y="1.891cm">
          <draw:text-box>
            <text:p><text:span text:style-name="T8">GET BIT 2 VAN BYTE 0xAA =&gt; 0xAA &amp; (0x1 &lt;&lt; 2) </text:span></text:p>
          </draw:text-box>
        </draw:frame>
      </draw:page>
      <draw:page draw:name="page9" draw:style-name="dp1" draw:master-page-name="Default">
        <draw:custom-shape draw:style-name="gr30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0" draw:layer="layout" svg:width="0.713cm" svg:height="1.059cm" svg:x="7.221cm" svg:y="9.89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0" draw:layer="layout" svg:width="0.713cm" svg:height="1.058cm" svg:x="9.095cm" svg:y="9.89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" draw:layer="layout" svg:width="0.714cm" svg:height="1.059cm" svg:x="10.032cm" svg:y="9.89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" draw:layer="layout" svg:width="0.713cm" svg:height="1.058cm" svg:x="10.969cm" svg:y="9.89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2" draw:layer="layout" svg:width="0.713cm" svg:height="1.058cm" svg:x="11.906cm" svg:y="9.897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" draw:layer="layout" svg:width="0.714cm" svg:height="1.057cm" svg:x="13.781cm" svg:y="9.899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13cm" svg:height="1.057cm" svg:x="7.221cm" svg:y="14.05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9.095cm" svg:y="14.05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2.497cm" svg:height="1.323cm" svg:x="2.489cm" svg:y="6.026cm">
          <draw:text-box>
            <text:p>BRON</text:p>
          </draw:text-box>
        </draw:frame>
        <draw:frame draw:style-name="gr50" draw:text-style-name="P4" draw:layer="layout" svg:width="3.416cm" svg:height="1.794cm" svg:x="2.395cm" svg:y="9.99cm">
          <draw:text-box>
            <text:p>MASKER</text:p>
          </draw:text-box>
        </draw:frame>
        <draw:frame draw:style-name="gr50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2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2" draw:layer="layout" svg:width="0.713cm" svg:height="1.058cm" svg:x="16.64cm" svg:y="6.03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2" draw:layer="layout" svg:width="0.714cm" svg:height="1.057cm" svg:x="18.514cm" svg:y="6.03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2" draw:layer="layout" svg:width="0.714cm" svg:height="1.059cm" svg:x="19.452cm" svg:y="6.03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0.713cm" svg:height="1.059cm" svg:x="20.389cm" svg:y="6.035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2" draw:layer="layout" svg:width="0.714cm" svg:height="1.059cm" svg:x="21.325cm" svg:y="6.03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2" draw:layer="layout" svg:width="0.714cm" svg:height="1.057cm" svg:x="23.199cm" svg:y="6.03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2.027cm" svg:height="1.089cm" svg:x="18.934cm" svg:y="4.472cm">
          <draw:text-box>
            <text:p>0x1</text:p>
          </draw:text-box>
        </draw:frame>
        <draw:custom-shape draw:style-name="gr48" draw:text-style-name="P11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5" draw:layer="layout" svg:width="0.809cm" svg:height="1.361cm" svg:x="11.891cm" svg:y="11.93cm">
          <text:p text:style-name="P9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6" draw:text-style-name="P5" draw:layer="layout" svg:width="4.049cm" svg:height="3.594cm" svg:x="15.361cm" svg:y="8.03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578cm" svg:y="4.472cm">
          <draw:text-box>
            <text:p>0xA</text:p>
          </draw:text-box>
        </draw:frame>
        <draw:frame draw:style-name="gr50" draw:text-style-name="P4" draw:layer="layout" svg:width="2.968cm" svg:height="1.794cm" svg:x="24.837cm" svg:y="6.06cm">
          <draw:text-box>
            <text:p>BASIS</text:p>
          </draw:text-box>
        </draw:frame>
        <draw:custom-shape draw:style-name="gr46" draw:text-style-name="P11" draw:layer="layout" svg:width="0.714cm" svg:height="1.058cm" svg:x="10.933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2cm">
          <draw:text-box>
            <text:p><text:span text:style-name="T8">SET BIT 2 VAN BYTE 0xAA =&gt; 0xAA | (0x1 &lt;&lt; 2) 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2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97" draw:text-style-name="P19" draw:layer="layout" svg:width="1.521cm" svg:height="1.657cm" svg:x="7.038cm" svg:y="12.376cm">
          <draw:text-box>
            <text:p><text:span text:style-name="T15">2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98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ON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0</text:span><text:span text:style-name="T21">1</text:span><text:span text:style-name="T30">00</text:span><text:span text:style-name="T16"> <text:s text:c="2"/></text:span><text:span text:style-name="T31">∪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21">1</text:span><text:span text:style-name="T30">10</text:span><text:span text:style-name="T16"> <text:s text:c="6"/>{1,2,3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277cm">
          <draw:text-box>
            <text:p><text:span text:style-name="T13">3</text:span></text:p>
          </draw:text-box>
        </draw:frame>
        <draw:frame draw:style-name="gr8" draw:text-style-name="P8" draw:layer="layout" svg:width="17.272cm" svg:height="1.673cm" svg:x="2.432cm" svg:y="1.893cm">
          <draw:text-box>
            <text:p><text:span text:style-name="T8">SET BIT 2 VAN BYTE 0xAA =&gt; 0xAA | (0x1 &lt;&lt; 2) </text:span></text:p>
          </draw:text-box>
        </draw:frame>
      </draw:page>
      <draw:page draw:name="page11" draw:style-name="dp1" draw:master-page-name="Default">
        <draw:custom-shape draw:style-name="gr30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0.713cm" svg:height="1.058cm" svg:x="7.221cm" svg:y="6.031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8.158cm" svg:y="6.03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9.095cm" svg:y="6.034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4cm" svg:height="1.058cm" svg:x="10.032cm" svg:y="6.035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10.969cm" svg:y="6.036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3cm" svg:height="1.059cm" svg:x="11.906cm" svg:y="6.036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2cm" svg:height="1.059cm" svg:x="12.844cm" svg:y="6.037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5" draw:layer="layout" svg:width="0.714cm" svg:height="1.057cm" svg:x="13.781cm" svg:y="6.04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0" draw:layer="layout" svg:width="0.713cm" svg:height="1.059cm" svg:x="7.221cm" svg:y="9.89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0.713cm" svg:height="1.059cm" svg:x="8.158cm" svg:y="9.89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0" draw:layer="layout" svg:width="0.713cm" svg:height="1.058cm" svg:x="9.095cm" svg:y="9.89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0" draw:layer="layout" svg:width="0.714cm" svg:height="1.059cm" svg:x="10.032cm" svg:y="9.89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2" draw:layer="layout" svg:width="0.713cm" svg:height="1.058cm" svg:x="10.969cm" svg:y="9.896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0" draw:layer="layout" svg:width="0.713cm" svg:height="1.058cm" svg:x="11.906cm" svg:y="9.897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712cm" svg:height="1.058cm" svg:x="12.844cm" svg:y="9.898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0" draw:layer="layout" svg:width="0.714cm" svg:height="1.057cm" svg:x="13.781cm" svg:y="9.899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713cm" svg:height="1.057cm" svg:x="7.221cm" svg:y="14.054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3cm" svg:height="1.056cm" svg:x="8.158cm" svg:y="14.056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3cm" svg:height="1.056cm" svg:x="9.095cm" svg:y="14.057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6" draw:layer="layout" svg:width="0.714cm" svg:height="1.058cm" svg:x="10.032cm" svg:y="14.057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0.713cm" svg:height="1.057cm" svg:x="11.906cm" svg:y="14.059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714cm" svg:height="1.057cm" svg:x="13.781cm" svg:y="14.06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50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50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2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2" draw:layer="layout" svg:width="0.713cm" svg:height="1.058cm" svg:x="16.64cm" svg:y="6.03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4cm" svg:height="1.058cm" svg:x="17.576cm" svg:y="6.03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2" draw:layer="layout" svg:width="0.714cm" svg:height="1.057cm" svg:x="18.514cm" svg:y="6.03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draw:layer="layout" svg:width="0.714cm" svg:height="1.059cm" svg:x="19.452cm" svg:y="6.03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2" draw:layer="layout" svg:width="0.713cm" svg:height="1.059cm" svg:x="20.389cm" svg:y="6.035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2" draw:layer="layout" svg:width="0.714cm" svg:height="1.059cm" svg:x="21.325cm" svg:y="6.03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3cm" svg:height="1.059cm" svg:x="22.262cm" svg:y="6.037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2" draw:layer="layout" svg:width="0.714cm" svg:height="1.057cm" svg:x="23.199cm" svg:y="6.03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7" draw:layer="layout" svg:width="2.027cm" svg:height="1.089cm" svg:x="19.034cm" svg:y="4.072cm">
          <draw:text-box>
            <text:p><text:span text:style-name="T32">0x1</text:span></text:p>
          </draw:text-box>
        </draw:frame>
        <draw:custom-shape draw:style-name="gr48" draw:text-style-name="P26" draw:layer="layout" svg:width="0.714cm" svg:height="1.057cm" svg:x="12.825cm" svg:y="14.062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5" draw:layer="layout" svg:width="0.809cm" svg:height="1.361cm" svg:x="10.891cm" svg:y="11.93cm">
          <text:p text:style-name="P9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4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27" draw:layer="layout" svg:width="3.508cm" svg:height="1.138cm" svg:x="16.35cm" svg:y="9.868cm">
          <draw:text-box>
            <text:p><text:span text:style-name="T32">0x1 &lt;&lt; 3</text:span></text:p>
          </draw:text-box>
        </draw:frame>
        <draw:frame draw:style-name="gr81" draw:text-style-name="P27" draw:layer="layout" svg:width="1.745cm" svg:height="1.223cm" svg:x="10.678cm" svg:y="4.072cm">
          <draw:text-box>
            <text:p><text:span text:style-name="T32">0xA</text:span></text:p>
          </draw:text-box>
        </draw:frame>
        <draw:frame draw:style-name="gr50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12" draw:text-style-name="P28" draw:layer="layout" svg:width="0.714cm" svg:height="1.057cm" svg:x="11.026cm" svg:y="14.062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8">SET BIT 3 VAN BYTE 0xAA =&gt; 0xAA | (0x1 &lt;&lt; 3) </text:span></text:p>
          </draw:text-box>
        </draw:frame>
      </draw:page>
      <draw:page draw:name="page12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97" draw:text-style-name="P17" draw:layer="layout" svg:width="1.521cm" svg:height="1.657cm" svg:x="13.338cm" svg:y="12.276cm">
          <draw:text-box>
            <text:p><text:span text:style-name="T13">3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98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ON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1000</text:span><text:span text:style-name="T16"> <text:s text:c="2"/></text:span><text:span text:style-name="T31">∪</text:span><text:span text:style-name="T22"> </text:span><text:span text:style-name="T16">{3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6"/>{1,3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4cm">
          <draw:text-box>
            <text:p><text:span text:style-name="T8">SET BIT 3 VAN BYTE 0xAA =&gt; 0xAA | (0x1 &lt;&lt; 3) </text:span></text:p>
          </draw:text-box>
        </draw:frame>
      </draw:page>
      <draw:page draw:name="page13" draw:style-name="dp1" draw:master-page-name="Default">
        <draw:custom-shape draw:style-name="gr30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0.713cm" svg:height="1.058cm" svg:x="7.221cm" svg:y="6.031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8.158cm" svg:y="6.03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9.095cm" svg:y="6.034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4cm" svg:height="1.058cm" svg:x="10.032cm" svg:y="6.035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10.969cm" svg:y="6.036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3cm" svg:height="1.059cm" svg:x="11.906cm" svg:y="6.036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2cm" svg:height="1.059cm" svg:x="12.844cm" svg:y="6.037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5" draw:layer="layout" svg:width="0.714cm" svg:height="1.057cm" svg:x="13.781cm" svg:y="6.04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0" draw:layer="layout" svg:width="0.713cm" svg:height="1.059cm" svg:x="7.221cm" svg:y="9.891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0.713cm" svg:height="1.059cm" svg:x="8.158cm" svg:y="9.892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0" draw:layer="layout" svg:width="0.713cm" svg:height="1.058cm" svg:x="9.095cm" svg:y="9.893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0" draw:layer="layout" svg:width="0.714cm" svg:height="1.059cm" svg:x="10.032cm" svg:y="9.894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2" draw:layer="layout" svg:width="0.713cm" svg:height="1.058cm" svg:x="10.969cm" svg:y="9.89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0" draw:layer="layout" svg:width="0.713cm" svg:height="1.058cm" svg:x="11.906cm" svg:y="9.897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712cm" svg:height="1.058cm" svg:x="12.844cm" svg:y="9.898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0" draw:layer="layout" svg:width="0.714cm" svg:height="1.057cm" svg:x="13.781cm" svg:y="9.89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713cm" svg:height="1.057cm" svg:x="7.221cm" svg:y="14.054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3cm" svg:height="1.056cm" svg:x="8.158cm" svg:y="14.056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3cm" svg:height="1.056cm" svg:x="9.095cm" svg:y="14.057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6" draw:layer="layout" svg:width="0.714cm" svg:height="1.058cm" svg:x="10.032cm" svg:y="14.057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0.713cm" svg:height="1.057cm" svg:x="11.906cm" svg:y="14.059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714cm" svg:height="1.057cm" svg:x="13.781cm" svg:y="14.06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50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50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2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2" draw:layer="layout" svg:width="0.713cm" svg:height="1.058cm" svg:x="16.64cm" svg:y="6.03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4cm" svg:height="1.058cm" svg:x="17.576cm" svg:y="6.03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2" draw:layer="layout" svg:width="0.714cm" svg:height="1.057cm" svg:x="18.514cm" svg:y="6.03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2" draw:layer="layout" svg:width="0.714cm" svg:height="1.059cm" svg:x="19.452cm" svg:y="6.03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2" draw:layer="layout" svg:width="0.713cm" svg:height="1.059cm" svg:x="20.389cm" svg:y="6.035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2" draw:layer="layout" svg:width="0.714cm" svg:height="1.059cm" svg:x="21.325cm" svg:y="6.03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3cm" svg:height="1.059cm" svg:x="22.262cm" svg:y="6.037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2" draw:layer="layout" svg:width="0.714cm" svg:height="1.057cm" svg:x="23.199cm" svg:y="6.03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7" draw:layer="layout" svg:width="2.027cm" svg:height="1.089cm" svg:x="19.034cm" svg:y="4.372cm">
          <draw:text-box>
            <text:p><text:span text:style-name="T32">0x1</text:span></text:p>
          </draw:text-box>
        </draw:frame>
        <draw:custom-shape draw:style-name="gr48" draw:text-style-name="P26" draw:layer="layout" svg:width="0.714cm" svg:height="1.057cm" svg:x="12.825cm" svg:y="14.062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5" draw:layer="layout" svg:width="0.809cm" svg:height="1.361cm" svg:x="10.891cm" svg:y="11.93cm">
          <text:p text:style-name="P9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5" draw:layer="layout" svg:width="4.049cm" svg:height="3.327cm" svg:x="15.54cm" svg:y="8.18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27" draw:layer="layout" svg:width="4.081cm" svg:height="1.673cm" svg:x="15.85cm" svg:y="9.868cm">
          <draw:text-box>
            <text:p><text:span text:style-name="T32">~(0x1 &lt;&lt; 3)</text:span></text:p>
          </draw:text-box>
        </draw:frame>
        <draw:frame draw:style-name="gr81" draw:text-style-name="P27" draw:layer="layout" svg:width="1.745cm" svg:height="1.223cm" svg:x="10.678cm" svg:y="4.372cm">
          <draw:text-box>
            <text:p><text:span text:style-name="T32">0xA</text:span></text:p>
          </draw:text-box>
        </draw:frame>
        <draw:frame draw:style-name="gr50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26" draw:text-style-name="P29" draw:layer="layout" svg:width="0.714cm" svg:height="1.057cm" svg:x="11.026cm" svg:y="14.06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8">CLEAR BIT 2 VAN BYTE 0xAA =&gt; 0xAA &amp; ~(0x1 &lt;&lt; 3) </text:span></text:p>
          </draw:text-box>
        </draw:frame>
      </draw:page>
      <draw:page draw:name="page14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5.098cm" svg:y="12.938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4.843cm" svg:y="11.565cm">
          <draw:text-box>
            <text:p><text:span text:style-name="T13">1</text:span></text:p>
          </draw:text-box>
        </draw:frame>
        <draw:frame draw:style-name="gr97" draw:text-style-name="P17" draw:layer="layout" svg:width="1.521cm" svg:height="1.657cm" svg:x="19.938cm" svg:y="12.376cm">
          <draw:text-box>
            <text:p><text:span text:style-name="T13">3</text:span></text:p>
          </draw:text-box>
        </draw:frame>
        <draw:frame draw:style-name="gr5" draw:text-style-name="P17" draw:layer="layout" svg:width="1.524cm" svg:height="1.483cm" svg:x="13.119cm" svg:y="12.36cm">
          <draw:text-box>
            <text:p><text:span text:style-name="T13">7</text:span></text:p>
          </draw:text-box>
        </draw:frame>
        <draw:custom-shape draw:style-name="gr127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AND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7"/>{1,3,5,7}</text:span></text:p>
          <text:p text:style-name="P6"><text:span text:style-name="T20"><text:s/></text:span><text:span text:style-name="T20">&amp; 11111</text:span><text:span text:style-name="T30">011</text:span><text:span text:style-name="T16"> <text:s text:c="2"/></text:span><text:span text:style-name="T22">∩ </text:span><text:span text:style-name="T16">{0,1,2,4,5,6,7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6"/>{1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7" draw:layer="layout" svg:width="1.524cm" svg:height="1.5cm" svg:x="8.366cm" svg:y="13.597cm">
          <draw:text-box>
            <text:p><text:span text:style-name="T13">2</text:span></text:p>
          </draw:text-box>
        </draw:frame>
        <draw:frame draw:style-name="gr97" draw:text-style-name="P17" draw:layer="layout" svg:width="1.521cm" svg:height="1.657cm" svg:x="10.039cm" svg:y="12.277cm">
          <draw:text-box>
            <text:p><text:span text:style-name="T13">6</text:span></text:p>
          </draw:text-box>
        </draw:frame>
        <draw:frame draw:style-name="gr97" draw:text-style-name="P17" draw:layer="layout" svg:width="1.521cm" svg:height="1.657cm" svg:x="7.739cm" svg:y="12.277cm">
          <draw:text-box>
            <text:p><text:span text:style-name="T13">8</text:span></text:p>
          </draw:text-box>
        </draw:frame>
        <draw:frame draw:style-name="gr97" draw:text-style-name="P17" draw:layer="layout" svg:width="1.521cm" svg:height="1.657cm" svg:x="8.939cm" svg:y="11.077cm">
          <draw:text-box>
            <text:p><text:span text:style-name="T13">4</text:span></text:p>
          </draw:text-box>
        </draw:frame>
        <draw:frame draw:style-name="gr97" draw:text-style-name="P17" draw:layer="layout" svg:width="1.521cm" svg:height="1.657cm" svg:x="7.24cm" svg:y="11.178cm">
          <draw:text-box>
            <text:p><text:span text:style-name="T13">0</text:span></text:p>
          </draw:text-box>
        </draw:frame>
        <draw:frame draw:style-name="gr8" draw:text-style-name="P8" draw:layer="layout" svg:width="17.272cm" svg:height="1.673cm" svg:x="2.432cm" svg:y="1.894cm">
          <draw:text-box>
            <text:p><text:span text:style-name="T8">CLEAR BIT 2 VAN BYTE 0xAA =&gt; 0xAA &amp; ~(0x1 &lt;&lt; 3) </text:span></text:p>
          </draw:text-box>
        </draw:frame>
      </draw:page>
      <draw:page draw:name="page15" draw:style-name="dp1" draw:master-page-name="Default">
        <draw:custom-shape draw:style-name="gr30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0.713cm" svg:height="1.058cm" svg:x="7.221cm" svg:y="6.031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8.158cm" svg:y="6.03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9.095cm" svg:y="6.034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4cm" svg:height="1.058cm" svg:x="10.032cm" svg:y="6.035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3cm" svg:height="1.058cm" svg:x="10.969cm" svg:y="6.036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3cm" svg:height="1.059cm" svg:x="11.906cm" svg:y="6.036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2cm" svg:height="1.059cm" svg:x="12.844cm" svg:y="6.037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5" draw:layer="layout" svg:width="0.714cm" svg:height="1.057cm" svg:x="13.781cm" svg:y="6.04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0" draw:layer="layout" svg:width="0.713cm" svg:height="1.059cm" svg:x="7.221cm" svg:y="9.891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0.713cm" svg:height="1.059cm" svg:x="8.158cm" svg:y="9.892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0" draw:layer="layout" svg:width="0.713cm" svg:height="1.058cm" svg:x="9.095cm" svg:y="9.893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0" draw:layer="layout" svg:width="0.714cm" svg:height="1.059cm" svg:x="10.032cm" svg:y="9.894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2" draw:layer="layout" svg:width="0.713cm" svg:height="1.058cm" svg:x="11.969cm" svg:y="9.89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0" draw:layer="layout" svg:width="0.713cm" svg:height="1.058cm" svg:x="11.033cm" svg:y="9.8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712cm" svg:height="1.058cm" svg:x="12.844cm" svg:y="9.898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0" draw:layer="layout" svg:width="0.714cm" svg:height="1.057cm" svg:x="13.781cm" svg:y="9.89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713cm" svg:height="1.057cm" svg:x="7.221cm" svg:y="14.054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3cm" svg:height="1.056cm" svg:x="8.158cm" svg:y="14.056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3cm" svg:height="1.056cm" svg:x="9.095cm" svg:y="14.057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6" draw:layer="layout" svg:width="0.714cm" svg:height="1.058cm" svg:x="10.032cm" svg:y="14.057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0.713cm" svg:height="1.057cm" svg:x="11.006cm" svg:y="14.059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714cm" svg:height="1.057cm" svg:x="13.781cm" svg:y="14.06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50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50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2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2" draw:layer="layout" svg:width="0.713cm" svg:height="1.058cm" svg:x="16.64cm" svg:y="6.03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4cm" svg:height="1.058cm" svg:x="17.576cm" svg:y="6.03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2" draw:layer="layout" svg:width="0.714cm" svg:height="1.057cm" svg:x="18.514cm" svg:y="6.03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2" draw:layer="layout" svg:width="0.714cm" svg:height="1.059cm" svg:x="19.452cm" svg:y="6.03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2" draw:layer="layout" svg:width="0.713cm" svg:height="1.059cm" svg:x="20.389cm" svg:y="6.035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2" draw:layer="layout" svg:width="0.714cm" svg:height="1.059cm" svg:x="21.325cm" svg:y="6.03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3cm" svg:height="1.059cm" svg:x="22.262cm" svg:y="6.037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2" draw:layer="layout" svg:width="0.714cm" svg:height="1.057cm" svg:x="23.199cm" svg:y="6.03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7" draw:layer="layout" svg:width="2.027cm" svg:height="1.089cm" svg:x="19.034cm" svg:y="4.072cm">
          <draw:text-box>
            <text:p><text:span text:style-name="T32">0x1</text:span></text:p>
          </draw:text-box>
        </draw:frame>
        <draw:custom-shape draw:style-name="gr48" draw:text-style-name="P26" draw:layer="layout" svg:width="0.714cm" svg:height="1.057cm" svg:x="12.825cm" svg:y="14.062cm">
          <text:p text:style-name="P9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5" draw:layer="layout" svg:width="0.809cm" svg:height="1.361cm" svg:x="11.891cm" svg:y="11.93cm">
          <text:p text:style-name="P9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4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27" draw:layer="layout" svg:width="4.081cm" svg:height="1.673cm" svg:x="15.85cm" svg:y="9.868cm">
          <draw:text-box>
            <text:p><text:span text:style-name="T32">~(0x1 &lt;&lt; 2)</text:span></text:p>
          </draw:text-box>
        </draw:frame>
        <draw:frame draw:style-name="gr81" draw:text-style-name="P27" draw:layer="layout" svg:width="1.745cm" svg:height="1.223cm" svg:x="10.678cm" svg:y="4.072cm">
          <draw:text-box>
            <text:p><text:span text:style-name="T32">0xA</text:span></text:p>
          </draw:text-box>
        </draw:frame>
        <draw:frame draw:style-name="gr50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26" draw:text-style-name="P29" draw:layer="layout" svg:width="0.714cm" svg:height="1.057cm" svg:x="11.926cm" svg:y="14.062cm">
          <text:p text:style-name="P9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8">CLEAR BIT 2 VAN BYTE 0xAA =&gt; 0xAA &amp; ~(0x1 &lt;&lt; 2) </text:span></text:p>
          </draw:text-box>
        </draw:frame>
      </draw:page>
      <draw:page draw:name="page1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5.098cm" svg:y="12.938cm">
          <draw:text-box>
            <text:p><text:span text:style-name="T13">5</text:span></text:p>
          </draw:text-box>
        </draw:frame>
        <draw:frame draw:style-name="gr140" draw:text-style-name="P18" draw:layer="layout" svg:width="8.219cm" svg:height="1.576cm" svg:x="3.54cm" svg:y="8.874cm">
          <draw:text-box>
            <text:p><text:span text:style-name="T14">MASKER={0,1,2,4,5,6,7}</text:span></text:p>
          </draw:text-box>
        </draw:frame>
        <draw:frame draw:style-name="gr3" draw:text-style-name="P18" draw:layer="layout" svg:width="5.111cm" svg:height="1.486cm" svg:x="20.304cm" svg:y="9.001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4.843cm" svg:y="11.565cm">
          <draw:text-box>
            <text:p><text:span text:style-name="T13">1</text:span></text:p>
          </draw:text-box>
        </draw:frame>
        <draw:frame draw:style-name="gr97" draw:text-style-name="P17" draw:layer="layout" svg:width="1.521cm" svg:height="1.657cm" svg:x="13.576cm" svg:y="13.319cm">
          <draw:text-box>
            <text:p><text:span text:style-name="T13">3</text:span></text:p>
          </draw:text-box>
        </draw:frame>
        <draw:frame draw:style-name="gr5" draw:text-style-name="P17" draw:layer="layout" svg:width="1.524cm" svg:height="1.483cm" svg:x="13.119cm" svg:y="12.36cm">
          <draw:text-box>
            <text:p><text:span text:style-name="T13">7</text:span></text:p>
          </draw:text-box>
        </draw:frame>
        <draw:custom-shape draw:style-name="gr127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525cm" svg:y="2.905cm">
          <text:p text:style-name="P6"><text:span text:style-name="T16"><text:s text:c="4"/></text:span><text:span text:style-name="T17">AND</text:span><text:span text:style-name="T16"> <text:s text:c="16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7"/>{1,3,5,7}</text:span></text:p>
          <text:p text:style-name="P6"><text:span text:style-name="T20"><text:s/></text:span><text:span text:style-name="T20">&amp; 11111</text:span><text:span text:style-name="T30">011</text:span><text:span text:style-name="T16"> <text:s text:c="2"/></text:span><text:span text:style-name="T22">∩ </text:span><text:span text:style-name="T16">{0,1,2,4,5,6,7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6"/>{1,5,7} <text:s/></text:span></text:p>
          <draw:enhanced-geometry svg:viewBox="0 0 21600 21600" draw:mirror-horizontal="false" draw:mirror-vertical="false" draw:text-areas="800 800 20800 20800" draw:type="round-rectangular-callout" draw:modifiers="9988.05876836511 30368.2794759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30" draw:layer="layout" svg:width="1.524cm" svg:height="1.5cm" svg:x="8.493cm" svg:y="16.899cm">
          <draw:text-box>
            <text:p><text:span text:style-name="T33">2</text:span></text:p>
          </draw:text-box>
        </draw:frame>
        <draw:frame draw:style-name="gr97" draw:text-style-name="P17" draw:layer="layout" svg:width="1.521cm" svg:height="1.657cm" svg:x="10.039cm" svg:y="12.277cm">
          <draw:text-box>
            <text:p><text:span text:style-name="T13">6</text:span></text:p>
          </draw:text-box>
        </draw:frame>
        <draw:frame draw:style-name="gr97" draw:text-style-name="P17" draw:layer="layout" svg:width="1.521cm" svg:height="1.657cm" svg:x="7.739cm" svg:y="12.277cm">
          <draw:text-box>
            <text:p><text:span text:style-name="T13">8</text:span></text:p>
          </draw:text-box>
        </draw:frame>
        <draw:frame draw:style-name="gr97" draw:text-style-name="P17" draw:layer="layout" svg:width="1.521cm" svg:height="1.657cm" svg:x="8.939cm" svg:y="11.077cm">
          <draw:text-box>
            <text:p><text:span text:style-name="T13">4</text:span></text:p>
          </draw:text-box>
        </draw:frame>
        <draw:frame draw:style-name="gr97" draw:text-style-name="P17" draw:layer="layout" svg:width="1.521cm" svg:height="1.657cm" svg:x="7.24cm" svg:y="11.178cm">
          <draw:text-box>
            <text:p><text:span text:style-name="T13">0</text:span></text:p>
          </draw:text-box>
        </draw:frame>
        <draw:frame draw:style-name="gr8" draw:text-style-name="P8" draw:layer="layout" svg:width="17.272cm" svg:height="1.673cm" svg:x="2.432cm" svg:y="1.894cm">
          <draw:text-box>
            <text:p><text:span text:style-name="T8">CLEAR BIT 2 VAN BYTE 0xAA =&gt; 0xAA &amp; ~(0x1 &lt;&lt; 2) </text:span></text:p>
          </draw:text-box>
        </draw:frame>
      </draw:page>
      <draw:page draw:name="page17" draw:style-name="dp1" draw:master-page-name="Default">
        <draw:custom-shape draw:style-name="gr30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0" draw:layer="layout" svg:width="0.713cm" svg:height="1.059cm" svg:x="7.221cm" svg:y="9.89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10" draw:layer="layout" svg:width="0.713cm" svg:height="1.058cm" svg:x="9.095cm" svg:y="9.89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0" draw:layer="layout" svg:width="0.714cm" svg:height="1.059cm" svg:x="10.032cm" svg:y="9.89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0" draw:layer="layout" svg:width="0.713cm" svg:height="1.058cm" svg:x="10.969cm" svg:y="9.89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2" draw:layer="layout" svg:width="0.713cm" svg:height="1.058cm" svg:x="11.906cm" svg:y="9.897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0" draw:layer="layout" svg:width="0.714cm" svg:height="1.057cm" svg:x="13.781cm" svg:y="9.899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13cm" svg:height="1.057cm" svg:x="7.221cm" svg:y="14.05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9.095cm" svg:y="14.05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2.497cm" svg:height="1.323cm" svg:x="2.489cm" svg:y="6.026cm">
          <draw:text-box>
            <text:p>BRON</text:p>
          </draw:text-box>
        </draw:frame>
        <draw:frame draw:style-name="gr50" draw:text-style-name="P4" draw:layer="layout" svg:width="3.416cm" svg:height="1.794cm" svg:x="2.395cm" svg:y="9.99cm">
          <draw:text-box>
            <text:p>MASKER</text:p>
          </draw:text-box>
        </draw:frame>
        <draw:frame draw:style-name="gr50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2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2" draw:layer="layout" svg:width="0.713cm" svg:height="1.058cm" svg:x="16.64cm" svg:y="6.03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714cm" svg:height="1.057cm" svg:x="18.514cm" svg:y="6.03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2" draw:layer="layout" svg:width="0.714cm" svg:height="1.059cm" svg:x="19.452cm" svg:y="6.03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2" draw:layer="layout" svg:width="0.713cm" svg:height="1.059cm" svg:x="20.389cm" svg:y="6.035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2" draw:layer="layout" svg:width="0.714cm" svg:height="1.059cm" svg:x="21.325cm" svg:y="6.03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2" draw:layer="layout" svg:width="0.714cm" svg:height="1.057cm" svg:x="23.199cm" svg:y="6.03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2.027cm" svg:height="1.089cm" svg:x="19.034cm" svg:y="4.072cm">
          <draw:text-box>
            <text:p>0x1</text:p>
          </draw:text-box>
        </draw:frame>
        <draw:custom-shape draw:style-name="gr48" draw:text-style-name="P11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15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4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678cm" svg:y="4.072cm">
          <draw:text-box>
            <text:p>0xA</text:p>
          </draw:text-box>
        </draw:frame>
        <draw:frame draw:style-name="gr50" draw:text-style-name="P4" draw:layer="layout" svg:width="2.968cm" svg:height="1.794cm" svg:x="24.837cm" svg:y="6.06cm">
          <draw:text-box>
            <text:p>BASIS</text:p>
          </draw:text-box>
        </draw:frame>
        <draw:custom-shape draw:style-name="gr46" draw:text-style-name="P11" draw:layer="layout" svg:width="0.714cm" svg:height="1.058cm" svg:x="10.933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4" draw:layer="layout" svg:width="5.478cm" svg:height="1.242cm" svg:x="12.937cm" svg:y="3.26cm">
          <draw:text-box>
            <text:p>XOR==TOGGLE</text:p>
          </draw:text-box>
        </draw:frame>
        <draw:frame draw:style-name="gr8" draw:text-style-name="P8" draw:layer="layout" svg:width="17.272cm" svg:height="1.673cm" svg:x="2.432cm" svg:y="1.895cm">
          <draw:text-box>
            <text:p><text:span text:style-name="T8">TOGGLE BIT 2 VAN BYTE 0xAA =&gt; 0xAA ^ (0x1 &lt;&lt; 2) </text:span></text:p>
          </draw:text-box>
        </draw:frame>
      </draw:page>
      <draw:page draw:name="page18" draw:style-name="dp1" draw:master-page-name="Default">
        <draw:custom-shape draw:style-name="gr1" draw:text-style-name="P1" draw:layer="layout" svg:width="13.371cm" svg:height="6.468cm" svg:x="3.84cm" svg:y="1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8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9.449cm">
          <draw:text-box>
            <text:p><text:span text:style-name="T14">MASKER={2}</text:span></text:p>
          </draw:text-box>
        </draw:frame>
        <draw:frame draw:style-name="gr3" draw:text-style-name="P18" draw:layer="layout" svg:width="5.111cm" svg:height="1.486cm" svg:x="20.289cm" svg:y="9.5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2.106cm">
          <draw:text-box>
            <text:p><text:span text:style-name="T13">1</text:span></text:p>
          </draw:text-box>
        </draw:frame>
        <draw:frame draw:style-name="gr97" draw:text-style-name="P19" draw:layer="layout" svg:width="1.521cm" svg:height="1.657cm" svg:x="8.338cm" svg:y="12.876cm">
          <draw:text-box>
            <text:p><text:span text:style-name="T15">2</text:span></text:p>
          </draw:text-box>
        </draw:frame>
        <draw:frame draw:style-name="gr5" draw:text-style-name="P17" draw:layer="layout" svg:width="1.524cm" svg:height="1.483cm" svg:x="20.731cm" svg:y="12.56cm">
          <draw:text-box>
            <text:p><text:span text:style-name="T13">7</text:span></text:p>
          </draw:text-box>
        </draw:frame>
        <draw:custom-shape draw:style-name="gr155" draw:text-style-name="P5" draw:layer="layout" svg:width="2.921cm" svg:height="4.115cm" svg:x="7.507cm" svg:y="1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7.457cm" svg:y="3.151cm">
          <text:p text:style-name="P6"><text:span text:style-name="T16"><text:s text:c="4"/></text:span><text:span text:style-name="T17">XOR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0</text:span><text:span text:style-name="T21">1</text:span><text:span text:style-name="T30">00</text:span><text:span text:style-name="T16"> <text:s text:c="2"/></text:span><text:span text:style-name="T31">⊕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21">1</text:span><text:span text:style-name="T30">10</text:span><text:span text:style-name="T16"> <text:s text:c="6"/>{1,2,3,5,7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10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777cm">
          <draw:text-box>
            <text:p><text:span text:style-name="T13">3</text:span></text:p>
          </draw:text-box>
        </draw:frame>
        <draw:custom-shape draw:style-name="gr156" draw:text-style-name="P5" draw:layer="layout" svg:width="4.421cm" svg:height="4.115cm" svg:x="17.407cm" svg:y="11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3.065cm" svg:y1="8.866cm" svg:x2="10.105cm" svg:y2="11.977cm">
          <text:p/>
        </draw:line>
        <draw:line draw:style-name="gr21" draw:text-style-name="P5" draw:layer="layout" svg:x1="15.478cm" svg:y1="9.628cm" svg:x2="10.105cm" svg:y2="11.978cm">
          <text:p/>
        </draw:line>
        <draw:frame draw:style-name="gr8" draw:text-style-name="P8" draw:layer="layout" svg:width="17.272cm" svg:height="1.673cm" svg:x="2.432cm" svg:y="1.896cm">
          <draw:text-box>
            <text:p><text:span text:style-name="T8">TOGGLE BIT 3 VAN BYTE 0xAA =&gt; 0xAA ^ (0x1 &lt;&lt; 3) </text:span></text:p>
          </draw:text-box>
        </draw:frame>
      </draw:page>
      <draw:page draw:name="page19" draw:style-name="dp1" draw:master-page-name="Default">
        <draw:custom-shape draw:style-name="gr30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11.906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0" draw:layer="layout" svg:width="0.713cm" svg:height="1.059cm" svg:x="7.221cm" svg:y="9.89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" draw:layer="layout" svg:width="0.713cm" svg:height="1.058cm" svg:x="9.095cm" svg:y="9.89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" draw:layer="layout" svg:width="0.714cm" svg:height="1.059cm" svg:x="10.032cm" svg:y="9.89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0" draw:layer="layout" svg:width="0.713cm" svg:height="1.058cm" svg:x="10.969cm" svg:y="9.89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2" draw:layer="layout" svg:width="0.713cm" svg:height="1.058cm" svg:x="11.906cm" svg:y="9.897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0" draw:layer="layout" svg:width="0.714cm" svg:height="1.057cm" svg:x="13.781cm" svg:y="9.899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13cm" svg:height="1.057cm" svg:x="7.221cm" svg:y="14.05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713cm" svg:height="1.056cm" svg:x="9.095cm" svg:y="14.05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2.497cm" svg:height="1.323cm" svg:x="2.489cm" svg:y="6.026cm">
          <draw:text-box>
            <text:p>BRON</text:p>
          </draw:text-box>
        </draw:frame>
        <draw:frame draw:style-name="gr50" draw:text-style-name="P4" draw:layer="layout" svg:width="3.416cm" svg:height="1.794cm" svg:x="2.395cm" svg:y="9.99cm">
          <draw:text-box>
            <text:p>MASKER</text:p>
          </draw:text-box>
        </draw:frame>
        <draw:frame draw:style-name="gr50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2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12" draw:layer="layout" svg:width="0.713cm" svg:height="1.058cm" svg:x="16.64cm" svg:y="6.031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2" draw:layer="layout" svg:width="0.714cm" svg:height="1.057cm" svg:x="18.514cm" svg:y="6.033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2" draw:layer="layout" svg:width="0.714cm" svg:height="1.059cm" svg:x="19.452cm" svg:y="6.034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2" draw:layer="layout" svg:width="0.713cm" svg:height="1.059cm" svg:x="20.389cm" svg:y="6.035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2" draw:layer="layout" svg:width="0.714cm" svg:height="1.059cm" svg:x="21.325cm" svg:y="6.036cm">
          <text:p text:style-name="P9"><text:span text:style-name="T1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2" draw:layer="layout" svg:width="0.714cm" svg:height="1.057cm" svg:x="23.199cm" svg:y="6.039cm">
          <text:p text:style-name="P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2.027cm" svg:height="1.089cm" svg:x="19.034cm" svg:y="4.072cm">
          <draw:text-box>
            <text:p>0x1</text:p>
          </draw:text-box>
        </draw:frame>
        <draw:custom-shape draw:style-name="gr48" draw:text-style-name="P11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15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4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678cm" svg:y="4.072cm">
          <draw:text-box>
            <text:p>0xE</text:p>
          </draw:text-box>
        </draw:frame>
        <draw:frame draw:style-name="gr50" draw:text-style-name="P4" draw:layer="layout" svg:width="2.968cm" svg:height="1.794cm" svg:x="24.837cm" svg:y="6.06cm">
          <draw:text-box>
            <text:p>BASIS</text:p>
          </draw:text-box>
        </draw:frame>
        <draw:custom-shape draw:style-name="gr46" draw:text-style-name="P11" draw:layer="layout" svg:width="0.714cm" svg:height="1.058cm" svg:x="10.933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4" draw:layer="layout" svg:width="5.478cm" svg:height="1.242cm" svg:x="12.937cm" svg:y="3.06cm">
          <draw:text-box>
            <text:p>XOR==TOGGLE</text:p>
          </draw:text-box>
        </draw:frame>
        <draw:frame draw:style-name="gr8" draw:text-style-name="P8" draw:layer="layout" svg:width="17.272cm" svg:height="1.673cm" svg:x="2.432cm" svg:y="1.896cm">
          <draw:text-box>
            <text:p><text:span text:style-name="T8">TOGGLE BIT 3 VAN </text:span><text:span text:style-name="T8">BYTE 0xAA =&gt; 0xAA ^ </text:span><text:span text:style-name="T8">(0x1 &lt;&lt; 3) </text:span></text:p>
          </draw:text-box>
        </draw:frame>
      </draw:page>
      <draw:page draw:name="page20" draw:style-name="dp1" draw:master-page-name="Default">
        <draw:custom-shape draw:style-name="gr1" draw:text-style-name="P1" draw:layer="layout" svg:width="13.371cm" svg:height="6.468cm" svg:x="3.84cm" svg:y="1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8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9.449cm">
          <draw:text-box>
            <text:p><text:span text:style-name="T14">MASKER={2}</text:span></text:p>
          </draw:text-box>
        </draw:frame>
        <draw:frame draw:style-name="gr169" draw:text-style-name="P18" draw:layer="layout" svg:width="5.603cm" svg:height="1.339cm" svg:x="20.289cm" svg:y="9.559cm">
          <draw:text-box>
            <text:p><text:span text:style-name="T14">BRON={1,2,3,5,7}</text:span></text:p>
          </draw:text-box>
        </draw:frame>
        <draw:frame draw:style-name="gr66" draw:text-style-name="P17" draw:layer="layout" svg:width="1.524cm" svg:height="1.5cm" svg:x="18.545cm" svg:y="12.106cm">
          <draw:text-box>
            <text:p><text:span text:style-name="T13">1</text:span></text:p>
          </draw:text-box>
        </draw:frame>
        <draw:frame draw:style-name="gr170" draw:text-style-name="P30" draw:layer="layout" svg:width="1.521cm" svg:height="1.476cm" svg:x="13.638cm" svg:y="12.957cm">
          <draw:text-box>
            <text:p><text:span text:style-name="T33">2</text:span></text:p>
          </draw:text-box>
        </draw:frame>
        <draw:frame draw:style-name="gr5" draw:text-style-name="P17" draw:layer="layout" svg:width="1.524cm" svg:height="1.483cm" svg:x="20.731cm" svg:y="12.56cm">
          <draw:text-box>
            <text:p><text:span text:style-name="T13">7</text:span></text:p>
          </draw:text-box>
        </draw:frame>
        <draw:custom-shape draw:style-name="gr155" draw:text-style-name="P5" draw:layer="layout" svg:width="2.921cm" svg:height="4.115cm" svg:x="7.507cm" svg:y="1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7.457cm" svg:y="3.151cm">
          <text:p text:style-name="P6"><text:span text:style-name="T16"><text:s text:c="4"/></text:span><text:span text:style-name="T16">X</text:span><text:span text:style-name="T17">OR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110</text:span><text:span text:style-name="T16"> <text:s text:c="6"/>{1,2,3,5,7}</text:span></text:p>
          <text:p text:style-name="P6"><text:span text:style-name="T20"><text:s/></text:span><text:span text:style-name="T20">^ <text:s/></text:span><text:span text:style-name="T30">00000</text:span><text:span text:style-name="T34">1</text:span><text:span text:style-name="T30">00</text:span><text:span text:style-name="T16"> <text:s text:c="2"/></text:span><text:span text:style-name="T31">⊕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34">0</text:span><text:span text:style-name="T30">10</text:span><text:span text:style-name="T16"> <text:s text:c="6"/>{1,3,5,7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10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777cm">
          <draw:text-box>
            <text:p><text:span text:style-name="T13">3</text:span></text:p>
          </draw:text-box>
        </draw:frame>
        <draw:custom-shape draw:style-name="gr156" draw:text-style-name="P5" draw:layer="layout" svg:width="4.421cm" svg:height="4.115cm" svg:x="17.407cm" svg:y="11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3.065cm" svg:y1="8.866cm" svg:x2="10.105cm" svg:y2="11.977cm">
          <text:p/>
        </draw:line>
        <draw:line draw:style-name="gr21" draw:text-style-name="P5" draw:layer="layout" svg:x1="15.478cm" svg:y1="9.628cm" svg:x2="10.105cm" svg:y2="11.978cm">
          <text:p/>
        </draw:line>
        <draw:frame draw:style-name="gr8" draw:text-style-name="P8" draw:layer="layout" svg:width="17.272cm" svg:height="1.673cm" svg:x="2.432cm" svg:y="1.797cm">
          <draw:text-box>
            <text:p><text:span text:style-name="T8">TOGGLE BIT 3 VAN BYTE 0xAA =&gt; 0xAA ^ (0x1 &lt;&lt; 2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7-03-15T18:48:50.323594457</dc:date>
    <meta:editing-duration>PT15H52M46S</meta:editing-duration>
    <meta:editing-cycles>28</meta:editing-cycles>
    <meta:generator>LibreOffice/5.1.6.2$Linux_X86_64 LibreOffice_project/10m0$Build-2</meta:generator>
    <meta:document-statistic meta:object-count="551"/>
  </office:meta>
</office:document-meta>
</file>